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auto-grow-height="false" fo:min-height="0.749cm" fo:min-width="0.499cm" fo:wrap-option="no-wrap"/>
    </style:style>
    <style:style style:name="gr5" style:family="graphic" style:parent-style-name="standard">
      <style:graphic-properties draw:marker-start="" draw:fill="solid" draw:fill-color="#ccff99" draw:textarea-horizontal-align="justify" draw:textarea-vertical-align="middle" draw:auto-grow-height="false"/>
    </style:style>
    <style:style style:name="gr6" style:family="graphic" style:parent-style-name="standard">
      <style:graphic-properties draw:marker-start="" draw:fill="solid" draw:fill-color="#ccff99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Dashed_20__28_var_29_" svg:stroke-width="0.159cm" draw:marker-start-width="0.438cm" draw:marker-end="Arrow" draw:marker-end-width="0.538cm" draw:fill="none" draw:fill-color="#ff420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081cm" draw:marker-start-width="0.322cm" draw:marker-end="Arrow" draw:marker-end-width="0.422cm" draw:fill="none" draw:fill-color="#ff420e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fill-color="#ff420e" draw:textarea-vertical-align="middle" fo:padding-top="0.165cm" fo:padding-bottom="0.165cm" fo:padding-left="0.29cm" fo:padding-right="0.29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23.8999996185303pt" fo:font-weight="normal" style:font-size-asian="24pt" style:font-weight-asian="normal" style:font-size-complex="2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7.8999996185303pt"/>
    </style:style>
    <style:style style:name="P4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/>
      <style:text-properties fo:font-size="23pt" fo:font-weight="normal" style:font-size-asian="23pt" style:font-weight-asian="normal" style:font-size-complex="23pt" style:font-weight-complex="normal"/>
    </style:style>
    <style:style style:name="T1" style:family="text">
      <style:text-properties fo:color="#ffffff" fo:font-size="17.8999996185303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3pt" fo:font-weight="normal" style:font-size-asian="23pt" style:font-weight-asian="normal" style:font-size-complex="2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3" draw:id="id3" draw:layer="layout" svg:width="4.543cm" svg:height="3cm" svg:x="0.453cm" svg:y="0.396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399cm" svg:height="2cm" svg:x="19.78cm" svg:y="0.794cm">
          <text:p text:style-name="P2"><text:span text:style-name="T1">uM2j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4.543cm" svg:height="1.4cm" svg:x="0.453cm" svg:y="0.396cm">
          <text:p text:style-name="P2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4" draw:layer="layout" svg:width="18.2cm" svg:height="23.399cm" svg:x="0.002cm" svg:y="0.00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5.472cm" svg:height="23.399cm" svg:x="18.725cm" svg:y="0.00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19.704cm" svg:height="23.399cm" svg:x="24.796cm" svg:y="0.00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4" xml:id="id2" draw:id="id2" draw:layer="layout" svg:width="4.543cm" svg:height="3cm" svg:x="38.827cm" svg:y="0.4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43cm" svg:height="1.4cm" svg:x="38.827cm" svg:y="0.434cm">
          <text:p text:style-name="P2"><text:span text:style-name="T2">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5" draw:id="id5" draw:layer="layout" svg:width="4.543cm" svg:height="3cm" svg:x="0.473cm" svg:y="9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4.543cm" svg:height="1.4cm" svg:x="0.473cm" svg:y="9.572cm">
          <text:p text:style-name="P2"><text:span text:style-name="T2">Constrai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0" draw:id="id20" draw:layer="layout" svg:width="7.6cm" svg:height="3cm" svg:x="9.2cm" svg:y="1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7.6cm" svg:height="1.4cm" svg:x="9.2cm" svg:y="18.8cm">
          <text:p text:style-name="P2"><text:span text:style-name="T2">OpaqueExpres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399cm" svg:height="2cm" svg:x="19.797cm" svg:y="8.4cm">
          <text:p text:style-name="P2"><text:span text:style-name="T1">uCO2jM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12" draw:id="id12" draw:layer="layout" svg:width="3.399cm" svg:height="2cm" svg:x="19.797cm" svg:y="14cm">
          <text:p text:style-name="P2"><text:span text:style-name="T1">uCI2jMA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2" draw:layer="layout" draw:type="line" svg:x1="23.179cm" svg:y1="1.794cm" svg:x2="38.827cm" svg:y2="1.934cm" draw:start-shape="id1" draw:start-glue-point="7" draw:end-shape="id2" draw:end-glue-point="3" svg:d="M23179 1794l15648 140" svg:viewBox="0 0 15649 141">
          <text:p/>
        </draw:connector>
        <draw:connector draw:style-name="gr7" draw:text-style-name="P2" draw:layer="layout" draw:type="line" svg:x1="19.78cm" svg:y1="1.794cm" svg:x2="4.996cm" svg:y2="1.896cm" draw:start-shape="id1" draw:start-glue-point="5" draw:end-shape="id3" draw:end-glue-point="1" svg:d="M19780 1794l-14784 102" svg:viewBox="0 0 14785 103">
          <text:p/>
        </draw:connector>
        <draw:connector draw:style-name="gr7" draw:text-style-name="P2" draw:layer="layout" draw:type="line" svg:x1="19.797cm" svg:y1="9.4cm" svg:x2="5.016cm" svg:y2="11.072cm" draw:start-shape="id4" draw:start-glue-point="5" draw:end-shape="id5" draw:end-glue-point="1" svg:d="M19797 9400l-14781 1672" svg:viewBox="0 0 14782 1673">
          <text:p/>
        </draw:connector>
        <draw:connector draw:style-name="gr7" draw:text-style-name="P2" draw:layer="layout" draw:type="line" svg:x1="23.196cm" svg:y1="9.4cm" svg:x2="34.2cm" svg:y2="16.7cm" draw:start-shape="id4" draw:start-glue-point="7" draw:end-shape="id6" draw:end-glue-point="3" svg:d="M23196 9400l11004 7300" svg:viewBox="0 0 11005 7301">
          <text:p/>
        </draw:connector>
        <draw:connector draw:style-name="gr8" draw:text-style-name="P2" draw:layer="layout" draw:type="line" svg:x1="13cm" svg:y1="18.8cm" svg:x2="2.744cm" svg:y2="12.572cm" draw:start-shape="id7" draw:start-glue-point="0" draw:end-shape="id5" draw:end-glue-point="2" svg:d="M13000 18800l-10256-6228" svg:viewBox="0 0 10257 6229">
          <text:p/>
        </draw:connector>
        <draw:connector draw:style-name="gr8" draw:text-style-name="P2" draw:layer="layout" draw:type="line" svg:x1="2.671cm" svg:y1="14cm" svg:x2="2.744cm" svg:y2="12.572cm" draw:start-shape="id8" draw:start-glue-point="0" draw:end-shape="id5" draw:end-glue-point="2" svg:d="M2671 14000l73-1428" svg:viewBox="0 0 74 1429">
          <text:p/>
        </draw:connector>
        <draw:custom-shape draw:style-name="gr5" draw:text-style-name="P4" draw:layer="layout" svg:width="9.8cm" svg:height="3cm" svg:x="34.2cm" svg:y="1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1" xml:id="id6" draw:id="id6" draw:layer="layout" svg:width="9.8cm" svg:height="1.4cm" svg:x="34.2cm" svg:y="16cm">
          <text:p text:style-name="P2"><text:span text:style-name="T2">AnnotationInstanceValue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4" xml:id="id10" draw:id="id10" draw:layer="layout" svg:width="9cm" svg:height="3cm" svg:x="34.4cm" svg:y="8.2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5" xml:id="id13" draw:id="id13" draw:layer="layout" svg:width="9cm" svg:height="1.4cm" svg:x="34.4cm" svg:y="8.2cm">
          <text:p text:style-name="P2"><text:span text:style-name="T3">AnnotationInstance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4" xml:id="id11" draw:id="id11" draw:layer="layout" svg:width="11.6cm" svg:height="3cm" svg:x="32.4cm" svg:y="12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1" xml:id="id9" draw:id="id9" draw:layer="layout" svg:width="11.6cm" svg:height="1.4cm" svg:x="32.4cm" svg:y="12cm">
          <text:p text:style-name="P2"><text:span text:style-name="T2">AnnotationInstanceParamet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style-name="gr9" draw:text-style-name="P2" draw:layer="layout" draw:type="line" svg:x1="38.2cm" svg:y1="12cm" svg:x2="38.9cm" svg:y2="11.2cm" draw:start-shape="id9" draw:start-glue-point="0" draw:end-shape="id10" draw:end-glue-point="2" svg:d="M38200 12000l700-800" svg:viewBox="0 0 701 801">
          <text:p/>
        </draw:connector>
        <draw:connector draw:style-name="gr9" draw:text-style-name="P2" draw:layer="layout" draw:type="line" svg:x1="39.1cm" svg:y1="16cm" svg:x2="38.2cm" svg:y2="15cm" draw:start-shape="id6" draw:start-glue-point="0" draw:end-shape="id11" draw:end-glue-point="2" svg:d="M39100 16000l-900-1000" svg:viewBox="0 0 901 1001">
          <text:p/>
        </draw:connector>
        <draw:custom-shape draw:style-name="gr1" draw:text-style-name="P4" xml:id="id22" draw:id="id22" draw:layer="layout" svg:width="4.543cm" svg:height="3cm" svg:x="0.401cm" svg:y="14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4.543cm" svg:height="1.4cm" svg:x="0.4cm" svg:y="14cm">
          <text:p text:style-name="P2"><text:span text:style-name="T2">Interva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4" draw:id="id14" draw:layer="layout" svg:width="4.543cm" svg:height="3cm" svg:x="27.057cm" svg:y="4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43cm" svg:height="1.4cm" svg:x="27.056cm" svg:y="4.6cm">
          <text:p text:style-name="P2"><text:span text:style-name="T2">Method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19.797cm" svg:y1="15cm" svg:x2="4.943cm" svg:y2="14.7cm" draw:start-shape="id12" draw:start-glue-point="5" draw:end-shape="id8" draw:end-glue-point="1" svg:d="M19797 15000l-14854-300" svg:viewBox="0 0 14855 301">
          <text:p/>
        </draw:connector>
        <draw:connector draw:style-name="gr9" draw:text-style-name="P2" draw:layer="layout" draw:type="line" svg:x1="38.9cm" svg:y1="8.2cm" svg:x2="29.328cm" svg:y2="7.601cm" draw:start-shape="id13" draw:start-glue-point="0" draw:end-shape="id14" draw:end-glue-point="2" svg:d="M38900 8200l-9572-599" svg:viewBox="0 0 9573 600">
          <text:p/>
        </draw:connector>
        <draw:connector draw:style-name="gr7" draw:text-style-name="P2" draw:layer="layout" draw:type="line" svg:x1="23.196cm" svg:y1="9.4cm" svg:x2="32.4cm" svg:y2="12.7cm" draw:start-shape="id4" draw:start-glue-point="7" draw:end-shape="id9" draw:end-glue-point="3" svg:d="M23196 9400l9204 3300" svg:viewBox="0 0 9205 3301">
          <text:p/>
        </draw:connector>
        <draw:custom-shape draw:style-name="gr5" draw:text-style-name="P4" xml:id="id24" draw:id="id24" draw:layer="layout" svg:width="6.8cm" svg:height="3cm" svg:x="25.698cm" svg:y="16.2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5" draw:id="id25" draw:layer="layout" svg:width="6.799cm" svg:height="1.4cm" svg:x="25.699cm" svg:y="16.299cm">
          <text:p text:style-name="P2"><text:span text:style-name="T2">AssertStatement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23.196cm" svg:y1="15cm" svg:x2="32.4cm" svg:y2="13.5cm" draw:start-shape="id12" draw:start-glue-point="7" draw:end-shape="id11" svg:d="M23196 15000l9204-1500" svg:viewBox="0 0 9205 1501">
          <text:p/>
        </draw:connector>
        <draw:connector draw:style-name="gr7" draw:text-style-name="P2" draw:layer="layout" draw:type="line" svg:x1="23.196cm" svg:y1="9.4cm" svg:x2="34.4cm" svg:y2="8.9cm" draw:start-shape="id4" draw:start-glue-point="7" draw:end-shape="id13" draw:end-glue-point="3" svg:d="M23196 9400l11204-500" svg:viewBox="0 0 11205 501">
          <text:p/>
        </draw:connector>
        <draw:custom-shape draw:style-name="gr1" draw:text-style-name="P4" xml:id="id17" draw:id="id17" draw:layer="layout" svg:width="4.543cm" svg:height="3cm" svg:x="5.657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43cm" svg:height="1.4cm" svg:x="5.657cm" svg:y="4.9cm">
          <text:p text:style-name="P2"><text:span text:style-name="T2">Ope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9" draw:id="id19" draw:layer="layout" svg:width="5.143cm" svg:height="3cm" svg:x="0.401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5.144cm" svg:height="1.4cm" svg:x="0.4cm" svg:y="18.599cm">
          <text:p text:style-name="P2"><text:span text:style-name="T2">LiteralInteg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6" draw:id="id16" draw:layer="layout" svg:width="4.543cm" svg:height="3cm" svg:x="0.473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1" draw:id="id31" draw:layer="layout" svg:width="4.543cm" svg:height="1.4cm" svg:x="0.473cm" svg:y="3.7cm">
          <text:p text:style-name="P2"><text:span text:style-name="T2">Property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8" draw:id="id18" draw:layer="layout" svg:width="4.543cm" svg:height="3cm" svg:x="11.857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8" draw:id="id28" draw:layer="layout" svg:width="4.543cm" svg:height="1.4cm" svg:x="11.857cm" svg:y="4.9cm">
          <text:p text:style-name="P2"><text:span text:style-name="T2">Parameter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2.744cm" svg:y1="9.572cm" svg:x2="2.744cm" svg:y2="6.7cm" draw:start-shape="id15" draw:end-shape="id16" draw:end-glue-point="2" svg:d="M2744 9572v-2872" svg:viewBox="0 0 1 2873">
          <text:p/>
        </draw:connector>
        <draw:connector draw:style-name="gr8" draw:text-style-name="P2" draw:layer="layout" draw:type="line" svg:x1="2.744cm" svg:y1="9.572cm" svg:x2="7.928cm" svg:y2="7.9cm" draw:start-shape="id15" draw:start-glue-point="0" draw:end-shape="id17" draw:end-glue-point="2" svg:d="M2744 9572l5184-1672" svg:viewBox="0 0 5185 1673">
          <text:p/>
        </draw:connector>
        <draw:connector draw:style-name="gr8" draw:text-style-name="P2" draw:layer="layout" draw:type="line" svg:x1="2.744cm" svg:y1="9.572cm" svg:x2="14.128cm" svg:y2="7.9cm" draw:start-shape="id15" draw:start-glue-point="0" draw:end-shape="id18" draw:end-glue-point="2" svg:d="M2744 9572l11384-1672" svg:viewBox="0 0 11385 1673">
          <text:p/>
        </draw:connector>
        <draw:custom-shape draw:style-name="gr5" draw:text-style-name="P4" xml:id="id26" draw:id="id26" draw:layer="layout" svg:width="4.543cm" svg:height="3cm" svg:x="38.802cm" svg:y="3.9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30" draw:id="id30" draw:layer="layout" svg:width="4.543cm" svg:height="1.4cm" svg:x="38.801cm" svg:y="3.9cm">
          <text:p text:style-name="P2"><text:span text:style-name="T2">Field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19.797cm" svg:y1="15cm" svg:x2="5.544cm" svg:y2="20.1cm" draw:start-shape="id12" draw:start-glue-point="5" draw:end-shape="id19" draw:end-glue-point="1" svg:d="M19797 15000l-14253 5100" svg:viewBox="0 0 14254 5101">
          <text:p/>
        </draw:connector>
        <draw:connector draw:style-name="gr7" draw:text-style-name="P2" draw:layer="layout" draw:type="line" svg:x1="23.196cm" svg:y1="15cm" svg:x2="34.26cm" svg:y2="9.959cm" draw:start-shape="id12" draw:start-glue-point="7" svg:d="M23196 15000l11064-5041" svg:viewBox="0 0 11065 5042">
          <text:p/>
        </draw:connector>
        <draw:connector draw:style-name="gr7" draw:text-style-name="P2" draw:layer="layout" draw:type="line" svg:x1="19.797cm" svg:y1="15cm" svg:x2="5.016cm" svg:y2="11.072cm" draw:start-shape="id12" draw:start-glue-point="5" draw:end-shape="id5" svg:d="M19797 15000l-14781-3928" svg:viewBox="0 0 14782 3929">
          <text:p/>
        </draw:connector>
        <draw:connector draw:style-name="gr7" draw:text-style-name="P2" draw:layer="layout" draw:type="line" svg:x1="19.797cm" svg:y1="9.4cm" svg:x2="16.8cm" svg:y2="20.3cm" draw:start-shape="id4" draw:start-glue-point="5" draw:end-shape="id20" draw:end-glue-point="1" svg:d="M19797 9400l-2997 10900" svg:viewBox="0 0 2998 10901">
          <text:p/>
        </draw:connector>
        <draw:connector draw:style-name="gr8" draw:text-style-name="P2" draw:layer="layout" draw:type="line" svg:x1="2.972cm" svg:y1="18.599cm" svg:x2="2.672cm" svg:y2="17.001cm" draw:start-shape="id21" draw:start-glue-point="0" draw:end-shape="id22" draw:end-glue-point="2" svg:d="M2972 18599l-300-1598" svg:viewBox="0 0 301 1599">
          <text:p/>
        </draw:connector>
        <draw:custom-shape draw:style-name="gr5" draw:text-style-name="P4" draw:layer="layout" svg:width="6.8cm" svg:height="3cm" svg:x="25.7cm" svg:y="20.1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3" draw:id="id23" draw:layer="layout" svg:width="6.799cm" svg:height="1.4cm" svg:x="25.7cm" svg:y="20.1cm">
          <text:p text:style-name="P2"><text:span text:style-name="T2">GETExpression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29.099cm" svg:y1="20.1cm" svg:x2="29.098cm" svg:y2="19.299cm" draw:start-shape="id23" draw:start-glue-point="0" draw:end-shape="id24" draw:end-glue-point="2" svg:d="M29099 20100l-1-801" svg:viewBox="0 0 2 802">
          <text:p/>
        </draw:connector>
        <draw:connector draw:style-name="gr9" draw:text-style-name="P2" draw:layer="layout" draw:type="line" svg:x1="29.098cm" svg:y1="16.299cm" svg:x2="29.328cm" svg:y2="7.601cm" draw:start-shape="id25" draw:start-glue-point="0" draw:end-shape="id14" draw:end-glue-point="2" svg:d="M29098 16299l230-8698" svg:viewBox="0 0 231 8699">
          <text:p/>
        </draw:connector>
        <draw:connector draw:style-name="gr9" draw:text-style-name="P2" draw:layer="layout" draw:type="line" svg:x1="38.9cm" svg:y1="8.2cm" svg:x2="41.073cm" svg:y2="6.901cm" draw:start-shape="id13" draw:start-glue-point="0" draw:end-shape="id26" draw:end-glue-point="2" svg:d="M38900 8200l2173-1299" svg:viewBox="0 0 2174 1300">
          <text:p/>
        </draw:connector>
        <draw:connector draw:style-name="gr7" draw:text-style-name="P2" draw:layer="layout" draw:type="line" svg:x1="23.196cm" svg:y1="15cm" svg:x2="25.699cm" svg:y2="16.999cm" draw:start-shape="id12" draw:start-glue-point="7" draw:end-shape="id25" svg:d="M23196 15000l2503 1999" svg:viewBox="0 0 2504 2000">
          <text:p/>
        </draw:connector>
        <draw:connector draw:style-name="gr7" draw:text-style-name="P2" draw:layer="layout" draw:type="line" svg:x1="23.196cm" svg:y1="15cm" svg:x2="25.7cm" svg:y2="20.8cm" draw:start-shape="id12" draw:start-glue-point="7" draw:end-shape="id23" svg:d="M23196 15000l2504 5800" svg:viewBox="0 0 2505 5801">
          <text:p/>
        </draw:connector>
        <draw:custom-shape draw:style-name="gr2" draw:text-style-name="P3" xml:id="id29" draw:id="id29" draw:layer="layout" svg:width="3.399cm" svg:height="2cm" svg:x="19.8cm" svg:y="3.2cm">
          <text:p text:style-name="P2"><text:span text:style-name="T1">uCO2jM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27" draw:id="id27" draw:layer="layout" svg:width="3.399cm" svg:height="2cm" svg:x="19.8cm" svg:y="5.8cm">
          <text:p text:style-name="P2"><text:span text:style-name="T1">uCO2jM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2" draw:layer="layout" draw:type="line" svg:x1="23.196cm" svg:y1="15cm" svg:x2="34.2cm" svg:y2="16.7cm" draw:start-shape="id12" draw:end-shape="id6" draw:end-glue-point="3" svg:d="M23196 15000l11004 1700" svg:viewBox="0 0 11005 1701">
          <text:p/>
        </draw:connector>
        <draw:connector draw:style-name="gr7" draw:text-style-name="P2" draw:layer="layout" draw:type="line" svg:x1="19.8cm" svg:y1="6.8cm" svg:x2="16.4cm" svg:y2="5.6cm" draw:start-shape="id27" draw:start-glue-point="5" draw:end-shape="id28" draw:end-glue-point="1" svg:d="M19800 6800l-3400-1200" svg:viewBox="0 0 3401 1201">
          <text:p/>
        </draw:connector>
        <draw:connector draw:style-name="gr7" draw:text-style-name="P2" draw:layer="layout" draw:type="line" svg:x1="19.8cm" svg:y1="6.9cm" svg:x2="10.2cm" svg:y2="6.4cm" draw:end-shape="id17" draw:end-glue-point="1" svg:d="M19800 6900l-9600-500" svg:viewBox="0 0 9601 501">
          <text:p/>
        </draw:connector>
        <draw:connector draw:style-name="gr7" draw:text-style-name="P2" draw:layer="layout" draw:type="line" svg:x1="23.199cm" svg:y1="6.8cm" svg:x2="27.057cm" svg:y2="6.101cm" draw:start-shape="id27" draw:start-glue-point="7" draw:end-shape="id14" svg:d="M23199 6800l3858-699" svg:viewBox="0 0 3859 700">
          <text:p/>
        </draw:connector>
        <draw:connector draw:style-name="gr7" draw:text-style-name="P2" draw:layer="layout" draw:type="line" svg:x1="23.199cm" svg:y1="4.2cm" svg:x2="38.801cm" svg:y2="4.6cm" draw:start-shape="id29" draw:start-glue-point="7" draw:end-shape="id30" draw:end-glue-point="3" svg:d="M23199 4200l15602 400" svg:viewBox="0 0 15603 401">
          <text:p/>
        </draw:connector>
        <draw:connector draw:style-name="gr7" draw:text-style-name="P2" draw:layer="layout" draw:type="line" svg:x1="19.8cm" svg:y1="4.2cm" svg:x2="5.016cm" svg:y2="4.4cm" draw:start-shape="id29" draw:start-glue-point="5" draw:end-shape="id31" draw:end-glue-point="1" svg:d="M19800 4200l-14784 200" svg:viewBox="0 0 14785 201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3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4cm" fo:text-indent="0cm"/>
      <style:text-properties fo:font-size="23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5cm" fo:text-indent="0cm"/>
      <style:text-properties fo:font-size="19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4.5cm" fo:page-height="2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4.751cm" svg:x="1cm" svg:y="3.897cm"/>
      <draw:page-thumbnail draw:layer="backgroundobjects" svg:width="8.999cm" svg:height="4.751cm" svg:x="1cm" svg:y="12.473cm"/>
      <draw:page-thumbnail draw:layer="backgroundobjects" svg:width="8.999cm" svg:height="4.751cm" svg:x="1cm" svg:y="21.049cm"/>
      <draw:page-thumbnail draw:layer="backgroundobjects" svg:width="8.999cm" svg:height="4.751cm" svg:x="11cm" svg:y="3.897cm"/>
      <draw:page-thumbnail draw:layer="backgroundobjects" svg:width="8.999cm" svg:height="4.751cm" svg:x="11cm" svg:y="12.473cm"/>
      <draw:page-thumbnail draw:layer="backgroundobjects" svg:width="8.999cm" svg:height="4.751cm" svg:x="11cm" svg:y="21.049cm"/>
    </style:handout-master>
    <style:master-page style:name="Standard" style:page-layout-name="PM1" draw:style-name="Mdp1">
      <draw:frame presentation:style-name="Standard-title" draw:layer="backgroundobjects" svg:width="52.197cm" svg:height="3.506cm" svg:x="2.897cm" svg:y="0.832cm" presentation:class="title" presentation:placeholder="true">
        <draw:text-box/>
      </draw:frame>
      <draw:frame presentation:style-name="Standard-outline1" draw:layer="backgroundobjects" svg:width="52.197cm" svg:height="12.179cm" svg:x="2.897cm" svg:y="4.91cm" presentation:class="outline" presentation:placeholder="true">
        <draw:text-box/>
      </draw:frame>
      <draw:frame presentation:style-name="Mpr1" draw:text-style-name="MP1" draw:layer="backgroundobjects" svg:width="13.512cm" svg:height="1.448cm" svg:x="2.897cm" svg:y="19.1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384cm" svg:height="1.448cm" svg:x="19.833cm" svg:y="19.12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512cm" svg:height="1.448cm" svg:x="41.583cm" svg:y="19.127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7T11:40:26.501147381</meta:creation-date>
    <dc:date>2016-02-25T23:01:25.204789229</dc:date>
    <meta:editing-duration>PT7H12M58S</meta:editing-duration>
    <meta:editing-cycles>16</meta:editing-cycles>
    <meta:generator>LibreOffice/4.2.8.2$Linux_X86_64 LibreOffice_project/420m0$Build-2</meta:generator>
    <meta:document-statistic meta:object-count="95"/>
  </office:meta>
</office:document-meta>
</file>